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74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MyPositions*100/TotalNumber</text:p>
          </table:table-cell>
          <table:table-cell table:number-columns-repeated="2"/>
          <table:table-cell office:value-type="string" calcext:value-type="string">
            <text:p>Sept.17</text:p>
          </table:table-cell>
        </table:table-row>
        <table:table-row table:style-name="ro1">
          <table:table-cell/>
          <table:table-cell table:formula="of:=200/6" office:value-type="float" office:value="33.3333333333333" calcext:value-type="float">
            <text:p>33.3333333333</text:p>
          </table:table-cell>
          <table:table-cell table:formula="of:=100/3" office:value-type="float" office:value="33.3333333333333" calcext:value-type="float">
            <text:p>33.3333333333</text:p>
          </table:table-cell>
          <table:table-cell table:formula="of:=1400/23" office:value-type="float" office:value="60.8695652173913" calcext:value-type="float">
            <text:p>60.8695652174</text:p>
          </table:table-cell>
          <table:table-cell table:formula="of:=31*100/58" office:value-type="float" office:value="53.448275862069" calcext:value-type="float">
            <text:p>53.4482758621</text:p>
          </table:table-cell>
        </table:table-row>
        <table:table-row table:style-name="ro1">
          <table:table-cell/>
          <table:table-cell table:formula="of:=2900/56" office:value-type="float" office:value="51.7857142857143" calcext:value-type="float">
            <text:p>51.7857142857</text:p>
          </table:table-cell>
          <table:table-cell table:formula="of:=1200/25" office:value-type="float" office:value="48" calcext:value-type="float">
            <text:p>48</text:p>
          </table:table-cell>
          <table:table-cell table:formula="of:=2200/44" office:value-type="float" office:value="50" calcext:value-type="float">
            <text:p>50</text:p>
          </table:table-cell>
          <table:table-cell table:formula="of:=1100/30" office:value-type="float" office:value="36.6666666666667" calcext:value-type="float">
            <text:p>36.6666666667</text:p>
          </table:table-cell>
        </table:table-row>
        <table:table-row table:style-name="ro1">
          <table:table-cell/>
          <table:table-cell table:formula="of:=1700/41" office:value-type="float" office:value="41.4634146341463" calcext:value-type="float">
            <text:p>41.4634146341</text:p>
          </table:table-cell>
          <table:table-cell table:formula="of:=800/34" office:value-type="float" office:value="23.5294117647059" calcext:value-type="float">
            <text:p>23.5294117647</text:p>
          </table:table-cell>
          <table:table-cell table:formula="of:=1000/50" office:value-type="float" office:value="20" calcext:value-type="float">
            <text:p>20</text:p>
          </table:table-cell>
          <table:table-cell table:formula="of:=150/4" office:value-type="float" office:value="37.5" calcext:value-type="float">
            <text:p>37.5</text:p>
          </table:table-cell>
        </table:table-row>
        <table:table-row table:style-name="ro1">
          <table:table-cell/>
          <table:table-cell table:formula="of:=2600/44" office:value-type="float" office:value="59.0909090909091" calcext:value-type="float">
            <text:p>59.0909090909</text:p>
          </table:table-cell>
          <table:table-cell table:formula="of:=5100/126" office:value-type="float" office:value="40.4761904761905" calcext:value-type="float">
            <text:p>40.4761904762</text:p>
          </table:table-cell>
          <table:table-cell table:formula="of:=400/20" office:value-type="float" office:value="20" calcext:value-type="float">
            <text:p>20</text:p>
          </table:table-cell>
          <table:table-cell table:formula="of:=1200/28" office:value-type="float" office:value="42.8571428571429" calcext:value-type="float">
            <text:p>42.8571428571</text:p>
          </table:table-cell>
        </table:table-row>
        <table:table-row table:style-name="ro1">
          <table:table-cell/>
          <table:table-cell table:formula="of:=1100/20" office:value-type="float" office:value="55" calcext:value-type="float">
            <text:p>55</text:p>
          </table:table-cell>
          <table:table-cell/>
          <table:table-cell table:formula="of:=1600/52" office:value-type="float" office:value="30.7692307692308" calcext:value-type="float">
            <text:p>30.7692307692</text:p>
          </table:table-cell>
          <table:table-cell table:formula="of:=1300/40" office:value-type="float" office:value="32.5" calcext:value-type="float">
            <text:p>32.5</text:p>
          </table:table-cell>
        </table:table-row>
        <table:table-row table:style-name="ro1">
          <table:table-cell/>
          <table:table-cell table:formula="of:=1200/31" office:value-type="float" office:value="38.7096774193548" calcext:value-type="float">
            <text:p>38.7096774194</text:p>
          </table:table-cell>
          <table:table-cell/>
          <table:table-cell table:formula="of:=800/26" office:value-type="float" office:value="30.7692307692308" calcext:value-type="float">
            <text:p>30.7692307692</text:p>
          </table:table-cell>
          <table:table-cell table:formula="of:=5300/104" office:value-type="float" office:value="50.9615384615385" calcext:value-type="float">
            <text:p>50.9615384615</text:p>
          </table:table-cell>
        </table:table-row>
        <table:table-row table:style-name="ro1">
          <table:table-cell/>
          <table:table-cell table:formula="of:=2000/47" office:value-type="float" office:value="42.5531914893617" calcext:value-type="float">
            <text:p>42.5531914894</text:p>
          </table:table-cell>
          <table:table-cell/>
          <table:table-cell table:formula="of:=700/24" office:value-type="float" office:value="29.1666666666667" calcext:value-type="float">
            <text:p>29.1666666667</text:p>
          </table:table-cell>
          <table:table-cell table:formula="of:=4700/81" office:value-type="float" office:value="58.0246913580247" calcext:value-type="float">
            <text:p>58.024691358</text:p>
          </table:table-cell>
        </table:table-row>
        <table:table-row table:style-name="ro1">
          <table:table-cell/>
          <table:table-cell table:formula="of:=2400/52" office:value-type="float" office:value="46.1538461538462" calcext:value-type="float">
            <text:p>46.1538461538</text:p>
          </table:table-cell>
          <table:table-cell/>
          <table:table-cell table:formula="of:=900/31" office:value-type="float" office:value="29.0322580645161" calcext:value-type="float">
            <text:p>29.0322580645</text:p>
          </table:table-cell>
          <table:table-cell table:formula="of:=1500/43" office:value-type="float" office:value="34.8837209302326" calcext:value-type="float">
            <text:p>34.8837209302</text:p>
          </table:table-cell>
        </table:table-row>
        <table:table-row table:style-name="ro1">
          <table:table-cell/>
          <table:table-cell table:style-name="ce1" table:formula="of:=6400/137" office:value-type="float" office:value="46.7153284671533" calcext:value-type="float">
            <text:p>46.7153284672</text:p>
          </table:table-cell>
          <table:table-cell/>
          <table:table-cell table:formula="of:=2300/66" office:value-type="float" office:value="34.8484848484849" calcext:value-type="float">
            <text:p>34.8484848485</text:p>
          </table:table-cell>
          <table:table-cell table:formula="of:=8000/132" office:value-type="float" office:value="60.6060606060606" calcext:value-type="float">
            <text:p>60.6060606061</text:p>
          </table:table-cell>
        </table:table-row>
        <table:table-row table:style-name="ro1">
          <table:table-cell/>
          <table:table-cell table:formula="of:=4600/102" office:value-type="float" office:value="45.0980392156863" calcext:value-type="float">
            <text:p>45.0980392157</text:p>
          </table:table-cell>
          <table:table-cell/>
          <table:table-cell table:formula="of:=2800/61" office:value-type="float" office:value="45.9016393442623" calcext:value-type="float">
            <text:p>45.9016393443</text:p>
          </table:table-cell>
          <table:table-cell/>
        </table:table-row>
        <table:table-row table:style-name="ro1">
          <table:table-cell/>
          <table:table-cell table:formula="of:=4200/111" office:value-type="float" office:value="37.8378378378378" calcext:value-type="float">
            <text:p>37.8378378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AVERAGE([.B2:.B12])" office:value-type="float" office:value="45.2492083570312" calcext:value-type="float">
            <text:p>45.25</text:p>
          </table:table-cell>
          <table:table-cell table:style-name="ce2" table:formula="of:=AVERAGE([.C2:.C12])" office:value-type="float" office:value="36.3347338935574" calcext:value-type="float">
            <text:p>36.33</text:p>
          </table:table-cell>
          <table:table-cell table:style-name="ce2" table:formula="of:=AVERAGE([.D2:.D12])" office:value-type="float" office:value="35.1357075679783" calcext:value-type="float">
            <text:p>35.14</text:p>
          </table:table-cell>
          <table:table-cell table:style-name="ce2" table:formula="of:=AVERAGE([.E2:.E12])" office:value-type="float" office:value="45.2720107490817" calcext:value-type="float">
            <text:p>45.27</text:p>
          </table:table-cell>
        </table:table-row>
        <table:table-row table:style-name="ro1">
          <table:table-cell office:value-type="string" calcext:value-type="string">
            <text:p>Min.</text:p>
          </table:table-cell>
          <table:table-cell table:formula="of:=MIN([.B2:.B12])" office:value-type="float" office:value="33.3333333333333" calcext:value-type="float">
            <text:p>33.3333333333</text:p>
          </table:table-cell>
          <table:table-cell table:formula="of:=MIN([.C2:.C12])" office:value-type="float" office:value="23.5294117647059" calcext:value-type="float">
            <text:p>23.5294117647</text:p>
          </table:table-cell>
          <table:table-cell table:formula="of:=MIN([.D2:.D12])" office:value-type="float" office:value="20" calcext:value-type="float">
            <text:p>20</text:p>
          </table:table-cell>
          <table:table-cell table:formula="of:=MIN([.E2:.E12])" office:value-type="float" office:value="32.5" calcext:value-type="float">
            <text:p>32.5</text:p>
          </table:table-cell>
        </table:table-row>
        <table:table-row table:style-name="ro1">
          <table:table-cell office:value-type="string" calcext:value-type="string">
            <text:p>Max.</text:p>
          </table:table-cell>
          <table:table-cell table:formula="of:=MAX([.B2:.B12])" office:value-type="float" office:value="59.0909090909091" calcext:value-type="float">
            <text:p>59.0909090909</text:p>
          </table:table-cell>
          <table:table-cell table:formula="of:=MAX([.C2:.C12])" office:value-type="float" office:value="48" calcext:value-type="float">
            <text:p>48</text:p>
          </table:table-cell>
          <table:table-cell table:formula="of:=MAX([.D2:.D12])" office:value-type="float" office:value="60.8695652173913" calcext:value-type="float">
            <text:p>60.8695652174</text:p>
          </table:table-cell>
          <table:table-cell table:formula="of:=MAX([.E2:.E12])" office:value-type="float" office:value="60.6060606060606" calcext:value-type="float">
            <text:p>60.60606060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7">00/00/0000</text:date>, <text:time style:data-style-name="N2" text:time-value="18:39:25.9228103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07-24T10:42:59.173352763</meta:creation-date>
    <dc:date>2014-09-17T18:41:28.017334476</dc:date>
    <dc:creator>Mohamed Tleis</dc:creator>
    <meta:editing-duration>P0D</meta:editing-duration>
    <meta:editing-cycles>5</meta:editing-cycles>
    <meta:generator>LibreOffice/4.2.5.2$Linux_X86_64 LibreOffice_project/420m0$Build-2</meta:generator>
    <meta:document-statistic meta:table-count="1" meta:cell-count="51" meta:object-count="0"/>
  </office:meta>
</office:document-meta>
</file>